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289" officeooo:paragraph-rsid="001e3289"/>
    </style:style>
    <style:style style:name="P2" style:family="paragraph" style:parent-style-name="Standard">
      <style:text-properties officeooo:rsid="001e3289" officeooo:paragraph-rsid="0020f3cc"/>
    </style:style>
    <style:style style:name="P3" style:family="paragraph" style:parent-style-name="Standard">
      <style:text-properties style:text-underline-style="none" fo:font-weight="normal" officeooo:rsid="001e3289" officeooo:paragraph-rsid="001e328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3289" officeooo:paragraph-rsid="0020f3c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0fde" officeooo:paragraph-rsid="001f0fd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f0fde" officeooo:paragraph-rsid="0020f3c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f3cc" officeooo:paragraph-rsid="0020f3cc" style:font-weight-asian="normal" style:font-weight-complex="normal"/>
    </style:style>
    <style:style style:name="P8" style:family="paragraph" style:parent-style-name="Standard">
      <style:text-properties officeooo:rsid="001f0fde" officeooo:paragraph-rsid="001f0fde"/>
    </style:style>
    <style:style style:name="P9" style:family="paragraph" style:parent-style-name="Standard">
      <style:text-properties officeooo:rsid="0020f3cc" officeooo:paragraph-rsid="0020f3cc"/>
    </style:style>
    <style:style style:name="T1" style:family="text">
      <style:text-properties officeooo:rsid="001e328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3289" style:font-weight-asian="bold" style:font-weight-complex="bold"/>
    </style:style>
    <style:style style:name="T4" style:family="text">
      <style:text-properties style:text-underline-style="dash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dash" style:text-underline-width="auto" style:text-underline-color="font-color" officeooo:rsid="001f0fde"/>
    </style:style>
    <style:style style:name="T6" style:family="text">
      <style:text-properties officeooo:rsid="001f0fde"/>
    </style:style>
    <style:style style:name="T7" style:family="text">
      <style:text-properties officeooo:rsid="0020f3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4.</text:p>
      <text:p text:style-name="P1"/>
      <text:p text:style-name="P1">Plato: <text:span text:style-name="T2">Cod_Plato</text:span>, Nombre, Precio, Tipo (E/P/S/Po), Calorias (Calc)</text:p>
      <text:p text:style-name="P1"/>
      <text:p text:style-name="P1">Ingrediente: <text:span text:style-name="T2">Cod_Ing</text:span>, Nombre, Calorias</text:p>
      <text:p text:style-name="P1"/>
      <text:p text:style-name="P1">Estante: <text:span text:style-name="T2">Cod_Estante</text:span>, Tamaño, <text:span text:style-name="T5">Num_Almacen (Fk Almacen)</text:span></text:p>
      <text:p text:style-name="P1"/>
      <text:p text:style-name="P1">Almacen: <text:span text:style-name="T2">Num_Almacen</text:span>, Nombre, Descripcion</text:p>
      <text:p text:style-name="P1"/>
      <text:p text:style-name="P1">Empleado: <text:span text:style-name="T2">Dni</text:span>, Nombre, Apellidos, Numss, Nom_Categoria, Telefono (Multi)</text:p>
      <text:p text:style-name="P1"/>
      <text:p text:style-name="P1">Pinche: <text:span text:style-name="T4">Dni</text:span> Fk Empleado, Fecnac, Cursos (Mult<text:span text:style-name="T6">i</text:span>)</text:p>
      <text:p text:style-name="P1"/>
      <text:p text:style-name="P1">Cocinero: <text:span text:style-name="T4">Dni</text:span> Fk Empleado, Antigüedad (Calc)</text:p>
      <text:p text:style-name="P1"/>
      <text:p text:style-name="P1">Prepara: <text:span text:style-name="T2">Cod_Plato Fk Plato, Dni Fk Empleado</text:span></text:p>
      <text:p text:style-name="P1"><text:span text:style-name="T2"/></text:p>
      <text:p text:style-name="P3">Contiene: <text:span text:style-name="T2">Cod_Plato Fk Plato, Cod_Ingrediente Fk Ingrediente,</text:span> <text:span text:style-name="T6">Cantidad</text:span></text:p>
      <text:p text:style-name="P3"/>
      <text:p text:style-name="P5">Esta en: <text:span text:style-name="T2">Cod_Ingrediente Fk Ingrediente, Cod_Estante Fk Ingrediente,</text:span> Cantidad</text:p>
      <text:p text:style-name="P5"/>
      <text:p text:style-name="P5"/>
      <text:p text:style-name="P8">1.</text:p>
      <text:p text:style-name="P8"/>
      <text:p text:style-name="P8">Sabemos que pueden ser de 3 tipos:</text:p>
      <text:p text:style-name="P8"/>
      <text:p text:style-name="P8">Pinches, cocineros u otros. Si son pinches queremos saber a mayores su fecha de nacimiento y sus cursos (campo multivaluado) , de los cocineros nos interesa saber su antigüedad (campo calculado), tambien sabemos que un pinche siempre va a estar tutelado por un cocinero, y un cocinero tutela a varios pinches.</text:p>
      <text:p text:style-name="P8"/>
      <text:p text:style-name="P8">2.</text:p>
      <text:p text:style-name="P8"/>
      <text:p text:style-name="P8">Nos da a entender que todos los ingredientes se encuentran en <text:span text:style-name="T7">alguno de los</text:span> estantes y que <text:span text:style-name="T7">hay</text:span> estante<text:span text:style-name="T7">s que pueden aun no tener ningun ingrediente</text:span> (N:N), <text:span text:style-name="T7">tambien esta relacion tiene un atributo llamado cantidad.</text:span></text:p>
      <text:p text:style-name="P8"/>
      <text:p text:style-name="P9">3.</text:p>
      <text:p text:style-name="P9"/>
      <text:p text:style-name="P9">A:</text:p>
      <text:p text:style-name="P9"/>
      <text:p text:style-name="P2">Plato: <text:span text:style-name="T2">Cod_Plato</text:span>, Nombre, Precio, Tipo (E/P/S/Po), Calorias (Calc)</text:p>
      <text:p text:style-name="P2"/>
      <text:p text:style-name="P2">Ingrediente: <text:span text:style-name="T2">Cod_Ing</text:span>, Nombre, Calorias</text:p>
      <text:p text:style-name="P2"/>
      <text:p text:style-name="P2">Estante: <text:span text:style-name="T2">Cod_Estante</text:span>, Tamaño, <text:span text:style-name="T5">Num_Almacen (Fk Almacen)</text:span></text:p>
      <text:p text:style-name="P2"/>
      <text:p text:style-name="P2">Almacen: <text:span text:style-name="T2">Num_Almacen</text:span>, Nombre, Descripcion</text:p>
      <text:p text:style-name="P2"/>
      <text:p text:style-name="P2">Empleado: <text:span text:style-name="T2">Dni</text:span>, Nombre, Apellidos, Numss, Nom_Categoria, Telefono (Multi)</text:p>
      <text:p text:style-name="P2"/>
      <text:p text:style-name="P2"><text:soft-page-break/>Pinche: <text:span text:style-name="T4">Dni</text:span> Fk Empleado, Fecnac, Cursos (Mult<text:span text:style-name="T6">i</text:span>)</text:p>
      <text:p text:style-name="P2"/>
      <text:p text:style-name="P2">Cocinero: <text:span text:style-name="T4">Dni</text:span> Fk Empleado, Antigüedad (Calc)</text:p>
      <text:p text:style-name="P2"/>
      <text:p text:style-name="P2">Prepara: <text:span text:style-name="T2">Cod_Plato Fk Plato, Dni Fk Empleado</text:span></text:p>
      <text:p text:style-name="P2"><text:span text:style-name="T2"/></text:p>
      <text:p text:style-name="P4">Contiene: <text:span text:style-name="T2">Cod_Plato Fk Plato, Cod_Ingrediente Fk Ingrediente,</text:span> <text:span text:style-name="T6">Cantidad</text:span></text:p>
      <text:p text:style-name="P4"/>
      <text:p text:style-name="P6">Esta en: <text:span text:style-name="T2">Cod_Ingrediente Fk Ingrediente, Cod_Estante Fk Ingrediente,</text:span> Cantidad</text:p>
      <text:p text:style-name="P6"/>
      <text:p text:style-name="P7">B: </text:p>
      <text:p text:style-name="P7"/>
      <text:p text:style-name="P7">Pinche: <text:span text:style-name="T2">Dni</text:span>, Nombre, Apellidos, Numss, Nom_Categoria, Telefono (Multi), Fecnac, Cursos (Multi)</text:p>
      <text:p text:style-name="P7"/>
      <text:p text:style-name="P7">Cocinero: <text:span text:style-name="T2">Dni</text:span>, Nombre, Apellidos, Numss, Nom_Categoria, Telefono (Multi), Antigüedad (Calc)</text:p>
      <text:p text:style-name="P7"/>
      <text:p text:style-name="P7">C: </text:p>
      <text:p text:style-name="P7"/>
      <text:p text:style-name="P7">Empleado: <text:span text:style-name="T3">Dni</text:span><text:span text:style-name="T1">, Nombre, Apellidos, Numss, Nom_Categoria, Telefono (Multi), </text:span>Fecnac, Cursos (Multi), Antigüedad (Calc)</text:p>
      <text:p text:style-name="P7"/>
      <text:p text:style-name="P7">D:</text:p>
      <text:p text:style-name="P7"/>
      <text:p text:style-name="P7">4.</text:p>
      <text:p text:style-name="P7"/>
      <text:p text:style-name="P2">Plato: <text:span text:style-name="T2">Cod_Plato</text:span>, Nombre, Precio, Tipo (E/P/S/Po), Calorias (Calc)</text:p>
      <text:p text:style-name="P2"/>
      <text:p text:style-name="P2">Ingrediente: <text:span text:style-name="T2">Cod_Ing</text:span>, Nombre, Calorias</text:p>
      <text:p text:style-name="P2"/>
      <text:p text:style-name="P2">Estante: <text:span text:style-name="T2">Cod_Estante</text:span>, Tamaño, <text:span text:style-name="T5">Num_Almacen (Fk Almacen)</text:span></text:p>
      <text:p text:style-name="P2"/>
      <text:p text:style-name="P2">Almacen: <text:span text:style-name="T2">Num_Almacen</text:span>, Nombre, Descripcion</text:p>
      <text:p text:style-name="P2"/>
      <text:p text:style-name="P2">Empleado: <text:span text:style-name="T2">Dni</text:span>, Nombre, Apellidos, Numss, Nom_Categoria, Telefono (Multi)</text:p>
      <text:p text:style-name="P2"/>
      <text:p text:style-name="P2">Pinche: <text:span text:style-name="T4">Dni</text:span> Fk Empleado, Fecnac, Cursos (Mult<text:span text:style-name="T6">i</text:span>)</text:p>
      <text:p text:style-name="P2"/>
      <text:p text:style-name="P2">Cocinero: <text:span text:style-name="T4">Dni</text:span> Fk Empleado, Antigüedad (Calc)</text:p>
      <text:p text:style-name="P2"/>
      <text:p text:style-name="P2">Prepara: <text:span text:style-name="T2">Cod_Plato Fk Plato, Dni Fk Empleado</text:span></text:p>
      <text:p text:style-name="P2"><text:span text:style-name="T2"/></text:p>
      <text:p text:style-name="P4">Contiene: <text:span text:style-name="T2">Cod_Plato Fk Plato, Cod_Ingrediente Fk Ingrediente,</text:span> <text:span text:style-name="T6">Cantidad</text:span></text:p>
      <text:p text:style-name="P4"/>
      <text:p text:style-name="P6">Esta en: <text:span text:style-name="T2">Cod_Ingrediente Fk Ingrediente, Cod_Estante Fk Ingrediente,</text:span> Cantidad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0:35:40.877000000</meta:creation-date>
    <meta:editing-duration>PT1M41S</meta:editing-duration>
    <meta:editing-cycles>2</meta:editing-cycles>
    <meta:generator>LibreOffice/24.2.4.2$Windows_X86_64 LibreOffice_project/51a6219feb6075d9a4c46691dcfe0cd9c4fff3c2</meta:generator>
    <dc:date>2025-01-09T10:37:10.275000000</dc:date>
    <meta:document-statistic meta:table-count="0" meta:image-count="0" meta:object-count="0" meta:page-count="2" meta:paragraph-count="45" meta:word-count="337" meta:character-count="2533" meta:non-whitespace-character-count="2239"/>
  </office:meta>
</office:document-meta>
</file>